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50000003426FEAB3577A824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d4627" officeooo:paragraph-rsid="001d4627"/>
    </style:style>
    <style:style style:name="P2" style:family="paragraph" style:parent-style-name="Standard">
      <style:text-properties officeooo:rsid="001d4627" officeooo:paragraph-rsid="001d89fc"/>
    </style:style>
    <style:style style:name="P3" style:family="paragraph" style:parent-style-name="Standard">
      <style:text-properties officeooo:rsid="001d4627" officeooo:paragraph-rsid="00204976"/>
    </style:style>
    <style:style style:name="P4" style:family="paragraph" style:parent-style-name="Standard">
      <style:text-properties officeooo:paragraph-rsid="001d4627"/>
    </style:style>
    <style:style style:name="P5" style:family="paragraph" style:parent-style-name="Standard">
      <style:text-properties officeooo:paragraph-rsid="001c680c"/>
    </style:style>
    <style:style style:name="P6" style:family="paragraph" style:parent-style-name="Standard">
      <style:text-properties officeooo:rsid="001d89fc" officeooo:paragraph-rsid="001d89fc"/>
    </style:style>
    <style:style style:name="P7" style:family="paragraph" style:parent-style-name="Standard">
      <style:text-properties officeooo:rsid="001f0b87" officeooo:paragraph-rsid="001f0b87"/>
    </style:style>
    <style:style style:name="P8" style:family="paragraph" style:parent-style-name="Standard">
      <style:text-properties officeooo:rsid="001f0b87" officeooo:paragraph-rsid="00206f51"/>
    </style:style>
    <style:style style:name="P9" style:family="paragraph" style:parent-style-name="Standard">
      <style:text-properties officeooo:rsid="00204976" officeooo:paragraph-rsid="00204976"/>
    </style:style>
    <style:style style:name="P10" style:family="paragraph" style:parent-style-name="Standard">
      <style:text-properties officeooo:paragraph-rsid="00206f51"/>
    </style:style>
    <style:style style:name="P11" style:family="paragraph" style:parent-style-name="Standard">
      <style:text-properties fo:font-style="italic" fo:font-weight="bold" officeooo:rsid="001d4627" officeooo:paragraph-rsid="001d4627" style:font-style-asian="italic" style:font-weight-asian="bold" style:font-style-complex="italic" style:font-weight-complex="bold"/>
    </style:style>
    <style:style style:name="T1" style:family="text">
      <style:text-properties officeooo:rsid="001d4627"/>
    </style:style>
    <style:style style:name="T2" style:family="text">
      <style:text-properties fo:language="en" fo:country="US" fo:font-weight="bold"/>
    </style:style>
    <style:style style:name="T3" style:family="text">
      <style:text-properties fo:language="en" fo:country="US" fo:font-weight="bold" style:font-weight-asian="bold" style:font-weight-complex="bold"/>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officeooo:rsid="001d89fc"/>
    </style:style>
    <style:style style:name="T6" style:family="text">
      <style:text-properties style:font-name="Liberation Serif" style:font-name-asian="Liberation Serif" style:font-name-complex="Liberation Serif"/>
    </style:style>
    <style:style style:name="T7" style:family="text">
      <style:text-properties style:font-name="Liberation Serif" officeooo:rsid="00204976" style:font-name-asian="Liberation Serif" style:font-name-complex="Liberation Serif"/>
    </style:style>
    <style:style style:name="T8" style:family="text">
      <style:text-properties style:font-name="Liberation Serif1" style:font-name-asian="Noto Serif CJK SC" style:font-name-complex="Lohit Devanagari1"/>
    </style:style>
    <style:style style:name="T9" style:family="text">
      <style:text-properties style:font-name="Liberation Serif1" officeooo:rsid="00204976" style:font-name-asian="Noto Serif CJK SC" style:font-name-complex="Lohit Devanagari1"/>
    </style:style>
    <style:style style:name="T10" style:family="text">
      <style:text-properties officeooo:rsid="001f365d"/>
    </style:style>
    <style:style style:name="T11" style:family="text">
      <style:text-properties officeooo:rsid="00204976"/>
    </style:style>
    <style:style style:name="T12" style:family="text">
      <style:text-properties fo:font-size="8pt" style:font-size-asian="8pt" style:font-size-complex="8pt"/>
    </style:style>
    <style:style style:name="T13" style:family="text">
      <style:text-properties fo:font-size="8pt" officeooo:rsid="001d89fc" style:font-size-asian="8pt" style:font-size-complex="8pt"/>
    </style:style>
    <style:style style:name="T14" style:family="text">
      <style:text-properties officeooo:rsid="00206f51"/>
    </style:style>
    <style:style style:name="T15" style:family="text">
      <style:text-properties fo:font-style="italic" style:font-style-asian="italic" style:font-style-complex="italic"/>
    </style:style>
    <style:style style:name="T16" style:family="text">
      <style:text-properties fo:font-style="italic" officeooo:rsid="00204976" style:font-style-asian="italic" style:font-style-complex="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fo:font-weight="bold" officeooo:rsid="00204976"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fo:font-weight="bold" officeooo:rsid="00204976" style:font-style-asian="normal" style:font-weight-asian="bold" style:font-style-complex="normal" style:font-weight-complex="bold"/>
    </style:style>
    <style:style style:name="T24" style:family="text">
      <style:text-properties fo:font-weight="bold" officeooo:rsid="001d4627" style:font-weight-asian="bold" style:font-weight-complex="bold"/>
    </style:style>
    <style:style style:name="T25" style:family="text">
      <style:text-properties fo:font-weight="bold" officeooo:rsid="00206f5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1.3665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ed Muhammad Irtaza Hyder</text:p>
      <text:p text:style-name="P1">NS 378514</text:p>
      <text:p text:style-name="P1"/>
      <text:p text:style-name="P1">CN Assignment #2</text:p>
      <text:p text:style-name="P1"/>
      <text:p text:style-name="P4"><text:span text:style-name="T1">Q) </text:span><text:span text:style-name="T4">If your computed bandwidth is significantly lower (for a TCP Taho connection using 0.01% packet loss) than 10Gbps, you should consider using some other TCP variant for congestion control. Which TCP variant you will use in this situation? What is the maximum achievable bandwidth for the newly selected TCP variant under this arrangement (0.01% packet loss)? </text:span></text:p>
      <text:p text:style-name="P11"/>
      <text:p text:style-name="P8"><text:span text:style-name="T22">TCP Variant</text:span><text:span text:style-name="T15">:</text:span></text:p>
      <text:p text:style-name="P8">TCP Cubic</text:p>
      <text:p text:style-name="P10"><text:span text:style-name="T23">Reason</text:span><text:span text:style-name="T16">:</text:span></text:p>
      <text:p text:style-name="P10">TCP Cubic <text:span text:style-name="T14">is good for</text:span> high-speed, long-distance networks due to its aggressive congestion window management, enabling efficient bandwidth utilization.</text:p>
      <text:p text:style-name="P10">Compared to <text:span text:style-name="T14">other modern approaches like </text:span>BBR, Cubic offers a more standardized approach, while BBR emphasizes maintaining maximum throughput and minimizing latency, making it suitable for high-bandwidth connections with <text:span text:style-name="T14">high packet loss to allow</text:span> smoother performance.</text:p>
      <text:p text:style-name="P10"><text:span text:style-name="T14">On the other hand, </text:span>Vegas focuses on latency-based congestion control, prioritizing low delay over maximum throughput, making it beneficial for real-time applications but less optimal for high-speed networks with long distances.</text:p>
      <text:p text:style-name="P9"/>
      <text:p text:style-name="P5"/>
      <text:p text:style-name="P4"><text:span text:style-name="T25">Maximum </text:span><text:span text:style-name="T24">Bandwidth</text:span><draw:frame draw:style-name="fr1" draw:name="Image1" text:anchor-type="char" svg:x="0.0362in" svg:y="0.2563in" svg:width="3.0189in" svg:height="0.5417in" draw:z-index="0"><draw:image xlink:href="Pictures/10000001000001A50000003426FEAB3577A824E5.png" xlink:type="simple" xlink:show="embed" xlink:actuate="onLoad" draw:mime-type="image/png"/></draw:frame><text:span text:style-name="T24"> </text:span><text:span text:style-name="T25">Calculation</text:span><text:span text:style-name="T1">:</text:span></text:p>
      <text:p text:style-name="P4"/>
      <text:p text:style-name="P4"/>
      <text:p text:style-name="P4"/>
      <text:p text:style-name="P4"/>
      <text:p text:style-name="P1">Where X = Bandwidth (bytes), s = packet size (bytes), R = round trip time (sec), p = packet event/loss rate, t<text:span text:style-name="T12">RTO</text:span> = TCP retransmission timeout (sec), b = number of packets acknowledged by <text:span text:style-name="T11">single TCP ack.</text:span></text:p>
      <text:p text:style-name="P1"/>
      <text:p text:style-name="P3">Assuming <text:span text:style-name="T5">maximum packet size:</text:span></text:p>
      <text:p text:style-name="P3"><text:span text:style-name="T5">s = </text:span><text:span text:style-name="T10">maximum TCP packet size</text:span><text:span text:style-name="T5"> = </text:span><text:span text:style-name="T11">64Kb =</text:span><text:span text:style-name="T5"> </text:span><text:span text:style-name="T10">65,535</text:span><text:span text:style-name="T5"> bytes. </text:span><text:span text:style-name="T11">(</text:span><text:a xlink:type="simple" xlink:href="https://stackoverflow.com/questions/2613734/maximum-packet-size-for-a-tcp-connection" text:style-name="Internet_20_link" text:visited-style-name="Visited_20_Internet_20_Link"><text:span text:style-name="T5">https://stackoverflow.com/questions/2613734/maximum-packet-size-for-a-tcp-connection</text:span></text:a><text:span text:style-name="T11">)</text:span></text:p>
      <text:p text:style-name="P3"/>
      <text:p text:style-name="P9">b = 1 for smallest denominator</text:p>
      <text:p text:style-name="P2"><text:span text:style-name="T11">p</text:span><text:span text:style-name="T5"> = 0.01/100 = 0.0001 </text:span><text:span text:style-name="T11">(given)</text:span><text:span text:style-name="T5"> </text:span></text:p>
      <text:p text:style-name="P2"/>
      <text:p text:style-name="P2"><text:span text:style-name="T5">t</text:span><text:span text:style-name="T13">RTO</text:span><text:span text:style-name="T5"> = 3 seconds (</text:span><text:a xlink:type="simple" xlink:href="https://support.microsoft.com/en-us/topic/how-to-modify-the-tcp-ip-maximum-retransmission-time-out-7ae0982a-4963-fa7e-ee79-ff6d0da73db8" text:style-name="Internet_20_link" text:visited-style-name="Visited_20_Internet_20_Link"><text:span text:style-name="T5">https://support.microsoft.com/en-us/topic/how-to-modify-the-tcp-ip-maximum-retransmission-time-out-7ae0982a-4963-fa7e-ee79-ff6d0da73db8</text:span></text:a><text:span text:style-name="T5">)</text:span></text:p>
      <text:p text:style-name="P6"/>
      <text:p text:style-name="P6">Assuming R <text:span text:style-name="T6">≈</text:span><text:span text:style-name="T8"> 0s as transmission distance very small.</text:span></text:p>
      <text:p text:style-name="P7"><text:span text:style-name="T8"/></text:p>
      <text:p text:style-name="P7"><text:span text:style-name="T8">X = </text:span><text:span text:style-name="T9">1.189x10^(10) bytes </text:span><text:span text:style-name="T7">≈ 8 Gbp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9T06:06:07.194300476</meta:creation-date>
    <dc:date>2023-12-19T07:43:31.827671879</dc:date>
    <meta:editing-duration>PT5M43S</meta:editing-duration>
    <meta:editing-cycles>1</meta:editing-cycles>
    <meta:document-statistic meta:table-count="0" meta:image-count="1" meta:object-count="0" meta:page-count="1" meta:paragraph-count="19" meta:word-count="246" meta:character-count="1781" meta:non-whitespace-character-count="1552"/>
    <meta:generator>LibreOffice/7.3.7.2$Linux_X86_64 LibreOffice_project/30$Build-2</meta:generator>
  </office:meta>
</office:document-meta>
</file>